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0.97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= tp/tp+fp</text:p>
          </table:table-cell>
          <table:table-cell table:number-columns-repeated="9"/>
        </table:table-row>
        <table:table-row table:style-name="ro1">
          <table:table-cell office:value-type="string">
            <text:p>recall = tp/tp+fn</text:p>
          </table:table-cell>
          <table:table-cell table:number-columns-repeated="9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9"/>
        </table:table-row>
        <table:table-row table:style-name="ro1">
          <table:table-cell office:value-type="string">
            <text:p>f-measure = 2(prec x rec)/(prec + rec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F10]))" office:value-type="float" office:value="0.931428571428571">
            <text:p>0,93</text:p>
          </table:table-cell>
          <table:table-cell table:formula="of:=([.C10]+[.E10])/([.C10]+[.D10]+[.E10]+[.F10])" office:value-type="float" office:value="0.823630136986301">
            <text:p>0,82</text:p>
          </table:table-cell>
          <table:table-cell table:formula="of:=2*([.G10]*[.H10])/([.G10]+[.H10])" office:value-type="float" office:value="0.863576158940397">
            <text:p>0,86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table:formula="of:=([.C11]+[.D11]+[.E11]+[.F11])"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F11]))" office:value-type="float" office:value="0.932203389830508">
            <text:p>0,93</text:p>
          </table:table-cell>
          <table:table-cell table:formula="of:=([.C11]+[.E11])/([.C11]+[.D11]+[.E11]+[.F11])" office:value-type="float" office:value="0.906122448979592">
            <text:p>0,91</text:p>
          </table:table-cell>
          <table:table-cell table:formula="of:=2*([.G11]*[.H11])/([.G11]+[.H11])" office:value-type="float" office:value="0.905349794238683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table:formula="of:=([.C12]+[.D12]+[.E12]+[.F12])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F12]))" office:value-type="float" office:value="0.941176470588235">
            <text:p>0,94</text:p>
          </table:table-cell>
          <table:table-cell table:formula="of:=([.C12]+[.E12])/([.C12]+[.D12]+[.E12]+[.F12])" office:value-type="float" office:value="0.75">
            <text:p>0,75</text:p>
          </table:table-cell>
          <table:table-cell table:formula="of:=2*([.G12]*[.H12])/([.G12]+[.H12])" office:value-type="float" office:value="0.8">
            <text:p>0,8</text:p>
          </table:table-cell>
        </table:table-row>
        <table:table-row table:style-name="ro1">
          <table:table-cell office:value-type="string">
            <text:p>log-090422-090505-sahka-vasta</text:p>
          </table:table-cell>
          <table:table-cell table:formula="of:=([.C13]+[.D13]+[.E13]+[.F13])" office:value-type="float" office:value="277">
            <text:p>277</text:p>
          </table:table-cell>
          <table:table-cell table:formula="of:=[.C11]+[.C12]" office:value-type="float" office:value="126">
            <text:p>126</text:p>
          </table:table-cell>
          <table:table-cell table:formula="of:=[.D11]+[.D12]" office:value-type="float" office:value="22">
            <text:p>22</text:p>
          </table:table-cell>
          <table:table-cell table:formula="of:=[.E11]+[.E12]" office:value-type="float" office:value="120">
            <text:p>120</text:p>
          </table:table-cell>
          <table:table-cell table:formula="of:=[.F11]+[.F12]" office:value-type="float" office:value="9">
            <text:p>9</text:p>
          </table:table-cell>
          <table:table-cell table:formula="of:=[.C13]/([.C13]+[.D13])" office:value-type="float" office:value="0.851351351351351">
            <text:p>0,85</text:p>
          </table:table-cell>
          <table:table-cell table:formula="of:=([.C13]/([.C13]+[.F13]))" office:value-type="float" office:value="0.933333333333333">
            <text:p>0,93</text:p>
          </table:table-cell>
          <table:table-cell table:formula="of:=([.C13]+[.E13])/([.C13]+[.D13]+[.E13]+[.F13])" office:value-type="float" office:value="0.888086642599278">
            <text:p>0,89</text:p>
          </table:table-cell>
          <table:table-cell table:formula="of:=2*([.G13]*[.H13])/([.G13]+[.H13])" office:value-type="float" office:value="0.890459363957597">
            <text:p>0,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0">
            <text:p>680</text:p>
          </table:table-cell>
          <table:table-cell office:value-type="float" office:value="214">
            <text:p>214</text:p>
          </table:table-cell>
          <table:table-cell office:value-type="float" office:value="813">
            <text:p>813</text:p>
          </table:table-cell>
          <table:table-cell office:value-type="float" office:value="5">
            <text:p>5</text:p>
          </table:table-cell>
          <table:table-cell table:formula="of:=[.C17]/([.C17]+[.D17])" office:value-type="float" office:value="0.760626398210291">
            <text:p>0,76</text:p>
          </table:table-cell>
          <table:table-cell table:formula="of:=([.C17]/([.C17]+[.F17]))" office:value-type="float" office:value="0.992700729927007">
            <text:p>0,99</text:p>
          </table:table-cell>
          <table:table-cell table:formula="of:=([.C17]+[.E17])/([.C17]+[.D17]+[.E17]+[.F17])" office:value-type="float" office:value="0.872079439252336">
            <text:p>0,87</text:p>
          </table:table-cell>
          <table:table-cell table:formula="of:=2*([.G17]*[.H17])/([.G17]+[.H17])" office:value-type="float" office:value="0.861304623179227">
            <text:p>0,86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10">
            <text:p>810</text:p>
          </table:table-cell>
          <table:table-cell office:value-type="float" office:value="84">
            <text:p>84</text:p>
          </table:table-cell>
          <table:table-cell office:value-type="float" office:value="809">
            <text:p>809</text:p>
          </table:table-cell>
          <table:table-cell office:value-type="float" office:value="9">
            <text:p>9</text:p>
          </table:table-cell>
          <table:table-cell table:formula="of:=[.C18]/([.C18]+[.D18])" office:value-type="float" office:value="0.906040268456376">
            <text:p>0,91</text:p>
          </table:table-cell>
          <table:table-cell table:formula="of:=([.C18]/([.C18]+[.F18]))" office:value-type="float" office:value="0.989010989010989">
            <text:p>0,99</text:p>
          </table:table-cell>
          <table:table-cell table:formula="of:=([.C18]+[.E18])/([.C18]+[.D18]+[.E18]+[.F18])" office:value-type="float" office:value="0.945677570093458">
            <text:p>0,95</text:p>
          </table:table-cell>
          <table:table-cell table:formula="of:=2*([.G18]*[.H18])/([.G18]+[.H18])" office:value-type="float" office:value="0.945709281961471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formula="of:=[.C19]/([.C19]+[.D19])" office:value-type="float" office:value="1">
            <text:p>1</text:p>
          </table:table-cell>
          <table:table-cell table:formula="of:=([.C19]/([.C19]+[.F19]))" office:value-type="float" office:value="1">
            <text:p>1</text:p>
          </table:table-cell>
          <table:table-cell table:formula="of:=([.C19]+[.E19])/([.C19]+[.D19]+[.E19]+[.F19])" office:value-type="float" office:value="1">
            <text:p>1</text:p>
          </table:table-cell>
          <table:table-cell table:formula="of:=2*([.G19]*[.H19])/([.G19]+[.H19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02">
            <text:p>702</text:p>
          </table:table-cell>
          <table:table-cell office:value-type="float" office:value="192">
            <text:p>192</text:p>
          </table:table-cell>
          <table:table-cell office:value-type="float" office:value="754">
            <text:p>754</text:p>
          </table:table-cell>
          <table:table-cell office:value-type="float" office:value="64">
            <text:p>64</text:p>
          </table:table-cell>
          <table:table-cell table:formula="of:=[.C20]/([.C20]+[.D20])" office:value-type="float" office:value="0.785234899328859">
            <text:p>0,79</text:p>
          </table:table-cell>
          <table:table-cell table:formula="of:=([.C20]/([.C20]+[.F20]))" office:value-type="float" office:value="0.91644908616188">
            <text:p>0,92</text:p>
          </table:table-cell>
          <table:table-cell table:formula="of:=([.C20]+[.E20])/([.C20]+[.D20]+[.E20]+[.F20])" office:value-type="float" office:value="0.850467289719626">
            <text:p>0,85</text:p>
          </table:table-cell>
          <table:table-cell table:formula="of:=2*([.G20]*[.H20])/([.G20]+[.H20])" office:value-type="float" office:value="0.845783132530121">
            <text:p>0,85</text:p>
          </table:table-cell>
        </table:table-row>
        <table:table-row table:style-name="ro1">
          <table:table-cell/>
          <table:table-cell/>
          <table:table-cell table:formula="of:=SUM([.C17:.C20])/4" office:value-type="float" office:value="771.5">
            <text:p>771,5</text:p>
          </table:table-cell>
          <table:table-cell table:formula="of:=SUM([.D17:.D20])/4" office:value-type="float" office:value="122.5">
            <text:p>122,5</text:p>
          </table:table-cell>
          <table:table-cell table:formula="of:=SUM([.E17:.E20])/4" office:value-type="float" office:value="798.5">
            <text:p>798,5</text:p>
          </table:table-cell>
          <table:table-cell table:formula="of:=SUM([.F17:.F20])/4" office:value-type="float" office:value="19.5">
            <text:p>19,5</text:p>
          </table:table-cell>
          <table:table-cell table:formula="of:=SUM([.G17:.G20])/4" office:value-type="float" office:value="0.862975391498881">
            <text:p>0,86</text:p>
          </table:table-cell>
          <table:table-cell table:formula="of:=SUM([.H17:.H20])/4" office:value-type="float" office:value="0.974540201274969">
            <text:p>0,97</text:p>
          </table:table-cell>
          <table:table-cell table:formula="of:=SUM([.I17:.I20])/4" office:value-type="float" office:value="0.917056074766355">
            <text:p>0,92</text:p>
          </table:table-cell>
          <table:table-cell table:formula="of:=SUM([.J17:.J20])/4" office:value-type="float" office:value="0.913199259417705">
            <text:p>0,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vasta err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4]/([.C24]+[.D24])" office:value-type="float" office:value="0.596153846153846">
            <text:p>0,6</text:p>
          </table:table-cell>
          <table:table-cell table:formula="of:=([.C24]/([.C24]+[.F24]))" office:value-type="float" office:value="1">
            <text:p>1</text:p>
          </table:table-cell>
          <table:table-cell table:formula="of:=([.C24]+[.E24])/([.C24]+[.D24]+[.E24]+[.F24])" office:value-type="float" office:value="0.734177215189873">
            <text:p>0,73</text:p>
          </table:table-cell>
          <table:table-cell table:formula="of:=2*([.G24]*[.H24])/([.G24]+[.H24])" office:value-type="float" office:value="0.746987951807229">
            <text:p>0,75</text:p>
          </table:table-cell>
        </table:table-row>
        <table:table-row table:style-name="ro1">
          <table:table-cell office:value-type="string">
            <text:p>090512 vasta sem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5]/([.C25]+[.D25])" office:value-type="float" office:value="0.913461538461538">
            <text:p>0,91</text:p>
          </table:table-cell>
          <table:table-cell table:formula="of:=([.C25]/([.C25]+[.F25]))" office:value-type="float" office:value="1">
            <text:p>1</text:p>
          </table:table-cell>
          <table:table-cell table:formula="of:=([.C25]+[.E25])/([.C25]+[.D25]+[.E25]+[.F25])" office:value-type="float" office:value="0.943037974683544">
            <text:p>0,94</text:p>
          </table:table-cell>
          <table:table-cell table:formula="of:=2*([.G25]*[.H25])/([.G25]+[.H25])" office:value-type="float" office:value="0.954773869346734">
            <text:p>0,95</text:p>
          </table:table-cell>
        </table:table-row>
        <table:table-row table:style-name="ro1">
          <table:table-cell office:value-type="string">
            <text:p>090512 vasta orth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6]/([.C26]+[.D26])" office:value-type="float" office:value="1">
            <text:p>1</text:p>
          </table:table-cell>
          <table:table-cell table:formula="of:=([.C26]/([.C26]+[.F26]))" office:value-type="float" office:value="1">
            <text:p>1</text:p>
          </table:table-cell>
          <table:table-cell table:formula="of:=([.C26]+[.E26])/([.C26]+[.D26]+[.E26]+[.F26])" office:value-type="float" office:value="1">
            <text:p>1</text:p>
          </table:table-cell>
          <table:table-cell table:formula="of:=2*([.G26]*[.H26])/([.G26]+[.H26])" office:value-type="float" office:value="1">
            <text:p>1</text:p>
          </table:table-cell>
        </table:table-row>
        <table:table-row table:style-name="ro1">
          <table:table-cell office:value-type="string">
            <text:p>090512 vasta dia-unknown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7]/([.C27]+[.D27])" office:value-type="float" office:value="1">
            <text:p>1</text:p>
          </table:table-cell>
          <table:table-cell table:formula="of:=([.C27]/([.C27]+[.F27]))" office:value-type="float" office:value="1">
            <text:p>1</text:p>
          </table:table-cell>
          <table:table-cell table:formula="of:=([.C27]+[.E27])/([.C27]+[.D27]+[.E27]+[.F27])" office:value-type="float" office:value="1">
            <text:p>1</text:p>
          </table:table-cell>
          <table:table-cell table:formula="of:=2*([.G27]*[.H27])/([.G27]+[.H27])" office:value-type="float" office:value="1">
            <text:p>1</text:p>
          </table:table-cell>
        </table:table-row>
        <table:table-row table:style-name="ro1">
          <table:table-cell/>
          <table:table-cell/>
          <table:table-cell table:formula="of:=SUM([.C24:.C27])/4" office:value-type="float" office:value="91.25">
            <text:p>91,25</text:p>
          </table:table-cell>
          <table:table-cell table:formula="of:=SUM([.D24:.D27])/4" office:value-type="float" office:value="12.75">
            <text:p>12,75</text:p>
          </table:table-cell>
          <table:table-cell table:formula="of:=SUM([.E24:.E27])/4" office:value-type="float" office:value="54">
            <text:p>54</text:p>
          </table:table-cell>
          <table:table-cell table:formula="of:=SUM([.F24:.F27])/4" office:value-type="float" office:value="0">
            <text:p>0</text:p>
          </table:table-cell>
          <table:table-cell table:formula="of:=SUM([.G24:.G27])/4" office:value-type="float" office:value="0.877403846153846">
            <text:p>0,88</text:p>
          </table:table-cell>
          <table:table-cell table:formula="of:=SUM([.H24:.H27])/4" office:value-type="float" office:value="1">
            <text:p>1</text:p>
          </table:table-cell>
          <table:table-cell table:formula="of:=SUM([.I24:.I27])/4" office:value-type="float" office:value="0.919303797468354">
            <text:p>0,92</text:p>
          </table:table-cell>
          <table:table-cell table:formula="of:=SUM([.J24:.J27])/4" office:value-type="float" office:value="0.925440455288491">
            <text:p>0,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err</text:p>
          </table:table-cell>
          <table:table-cell table:formula="of:=[.B17]+[.B24]" office:value-type="float" office:value="1866">
            <text:p>1866</text:p>
          </table:table-cell>
          <table:table-cell table:formula="of:=[.C17]+[.C24]" office:value-type="float" office:value="742">
            <text:p>742</text:p>
          </table:table-cell>
          <table:table-cell table:formula="of:=[.D17]+[.D24]" office:value-type="float" office:value="256">
            <text:p>256</text:p>
          </table:table-cell>
          <table:table-cell table:formula="of:=[.E17]+[.E24]" office:value-type="float" office:value="867">
            <text:p>867</text:p>
          </table:table-cell>
          <table:table-cell table:formula="of:=[.F17]+[.F24]" office:value-type="float" office:value="5">
            <text:p>5</text:p>
          </table:table-cell>
          <table:table-cell table:formula="of:=[.C31]/([.C31]+[.D31])" office:value-type="float" office:value="0.743486973947896">
            <text:p>0,74</text:p>
          </table:table-cell>
          <table:table-cell table:formula="of:=([.C31]/([.C31]+[.F31]))" office:value-type="float" office:value="0.99330655957162">
            <text:p>0,99</text:p>
          </table:table-cell>
          <table:table-cell table:formula="of:=([.C31]+[.E31])/([.C31]+[.D31]+[.E31]+[.F31])" office:value-type="float" office:value="0.860427807486631">
            <text:p>0,86</text:p>
          </table:table-cell>
          <table:table-cell table:formula="of:=2*([.G31]*[.H31])/([.G31]+[.H31])" office:value-type="float" office:value="0.850429799426934">
            <text:p>0,85</text:p>
          </table:table-cell>
        </table:table-row>
        <table:table-row table:style-name="ro1">
          <table:table-cell office:value-type="string">
            <text:p>090512 sem</text:p>
          </table:table-cell>
          <table:table-cell table:formula="of:=[.B18]+[.B25]" office:value-type="float" office:value="1866">
            <text:p>1866</text:p>
          </table:table-cell>
          <table:table-cell table:formula="of:=[.C18]+[.C25]" office:value-type="float" office:value="905">
            <text:p>905</text:p>
          </table:table-cell>
          <table:table-cell table:formula="of:=[.D18]+[.D25]" office:value-type="float" office:value="93">
            <text:p>93</text:p>
          </table:table-cell>
          <table:table-cell table:formula="of:=[.E18]+[.E25]" office:value-type="float" office:value="863">
            <text:p>863</text:p>
          </table:table-cell>
          <table:table-cell table:formula="of:=[.F18]+[.F25]" office:value-type="float" office:value="9">
            <text:p>9</text:p>
          </table:table-cell>
          <table:table-cell table:formula="of:=[.C32]/([.C32]+[.D32])" office:value-type="float" office:value="0.906813627254509">
            <text:p>0,91</text:p>
          </table:table-cell>
          <table:table-cell table:formula="of:=([.C32]/([.C32]+[.F32]))" office:value-type="float" office:value="0.990153172866521">
            <text:p>0,99</text:p>
          </table:table-cell>
          <table:table-cell table:formula="of:=([.C32]+[.E32])/([.C32]+[.D32]+[.E32]+[.F32])" office:value-type="float" office:value="0.945454545454545">
            <text:p>0,95</text:p>
          </table:table-cell>
          <table:table-cell table:formula="of:=2*([.G32]*[.H32])/([.G32]+[.H32])" office:value-type="float" office:value="0.946652719665272">
            <text:p>0,95</text:p>
          </table:table-cell>
        </table:table-row>
        <table:table-row table:style-name="ro1">
          <table:table-cell office:value-type="string">
            <text:p>090512 orth</text:p>
          </table:table-cell>
          <table:table-cell table:formula="of:=[.B19]+[.B26]" office:value-type="float" office:value="1866">
            <text:p>1866</text:p>
          </table:table-cell>
          <table:table-cell table:formula="of:=[.C19]+[.C26]" office:value-type="float" office:value="998">
            <text:p>998</text:p>
          </table:table-cell>
          <table:table-cell table:formula="of:=[.D19]+[.D26]" office:value-type="float" office:value="0">
            <text:p>0</text:p>
          </table:table-cell>
          <table:table-cell table:formula="of:=[.E19]+[.E26]" office:value-type="float" office:value="872">
            <text:p>872</text:p>
          </table:table-cell>
          <table:table-cell table:formula="of:=[.F19]+[.F26]" office:value-type="float" office:value="0">
            <text:p>0</text:p>
          </table:table-cell>
          <table:table-cell table:formula="of:=[.C33]/([.C33]+[.D33])" office:value-type="float" office:value="1">
            <text:p>1</text:p>
          </table:table-cell>
          <table:table-cell table:formula="of:=([.C33]/([.C33]+[.F33]))" office:value-type="float" office:value="1">
            <text:p>1</text:p>
          </table:table-cell>
          <table:table-cell table:formula="of:=([.C33]+[.E33])/([.C33]+[.D33]+[.E33]+[.F33])" office:value-type="float" office:value="1">
            <text:p>1</text:p>
          </table:table-cell>
          <table:table-cell table:formula="of:=2*([.G33]*[.H33])/([.G33]+[.H33])" office:value-type="float" office:value="1">
            <text:p>1</text:p>
          </table:table-cell>
        </table:table-row>
        <table:table-row table:style-name="ro1">
          <table:table-cell office:value-type="string">
            <text:p>090512 dia-unknown</text:p>
          </table:table-cell>
          <table:table-cell table:formula="of:=[.B20]+[.B27]" office:value-type="float" office:value="1866">
            <text:p>1866</text:p>
          </table:table-cell>
          <table:table-cell table:formula="of:=[.C20]+[.C27]" office:value-type="float" office:value="806">
            <text:p>806</text:p>
          </table:table-cell>
          <table:table-cell table:formula="of:=[.D20]+[.D27]" office:value-type="float" office:value="192">
            <text:p>192</text:p>
          </table:table-cell>
          <table:table-cell table:formula="of:=[.E20]+[.E27]" office:value-type="float" office:value="808">
            <text:p>808</text:p>
          </table:table-cell>
          <table:table-cell table:formula="of:=[.F20]+[.F27]" office:value-type="float" office:value="64">
            <text:p>64</text:p>
          </table:table-cell>
          <table:table-cell table:formula="of:=[.C34]/([.C34]+[.D34])" office:value-type="float" office:value="0.807615230460922">
            <text:p>0,81</text:p>
          </table:table-cell>
          <table:table-cell table:formula="of:=([.C34]/([.C34]+[.F34]))" office:value-type="float" office:value="0.926436781609195">
            <text:p>0,93</text:p>
          </table:table-cell>
          <table:table-cell table:formula="of:=([.C34]+[.E34])/([.C34]+[.D34]+[.E34]+[.F34])" office:value-type="float" office:value="0.863101604278075">
            <text:p>0,86</text:p>
          </table:table-cell>
          <table:table-cell table:formula="of:=2*([.G34]*[.H34])/([.G34]+[.H34])" office:value-type="float" office:value="0.862955032119914">
            <text:p>0,86</text:p>
          </table:table-cell>
        </table:table-row>
        <table:table-row table:style-name="ro1">
          <table:table-cell/>
          <table:table-cell table:formula="of:=[.B21]+[.B28]" office:value-type="float" office:value="0">
            <text:p>0</text:p>
          </table:table-cell>
          <table:table-cell table:formula="of:=SUM([.C31:.C34])/4" office:value-type="float" office:value="862.75">
            <text:p>862,75</text:p>
          </table:table-cell>
          <table:table-cell table:formula="of:=SUM([.D31:.D34])/4" office:value-type="float" office:value="135.25">
            <text:p>135,25</text:p>
          </table:table-cell>
          <table:table-cell table:formula="of:=SUM([.E31:.E34])/4" office:value-type="float" office:value="852.5">
            <text:p>852,5</text:p>
          </table:table-cell>
          <table:table-cell table:formula="of:=SUM([.F31:.F34])/4" office:value-type="float" office:value="19.5">
            <text:p>19,5</text:p>
          </table:table-cell>
          <table:table-cell table:formula="of:=SUM([.G31:.G34])/4" office:value-type="float" office:value="0.864478957915832">
            <text:p>0,86</text:p>
          </table:table-cell>
          <table:table-cell table:formula="of:=SUM([.H31:.H34])/4" office:value-type="float" office:value="0.977474128511834">
            <text:p>0,98</text:p>
          </table:table-cell>
          <table:table-cell table:formula="of:=SUM([.I31:.I34])/4" office:value-type="float" office:value="0.917245989304813">
            <text:p>0,92</text:p>
          </table:table-cell>
          <table:table-cell table:formula="of:=SUM([.J31:.J34])/4" office:value-type="float" office:value="0.91500938780303">
            <text:p>0,9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1">
            <text:p>681</text:p>
          </table:table-cell>
          <table:table-cell office:value-type="float" office:value="234">
            <text:p>234</text:p>
          </table:table-cell>
          <table:table-cell office:value-type="float" office:value="729">
            <text:p>729</text:p>
          </table:table-cell>
          <table:table-cell office:value-type="float" office:value="7">
            <text:p>7</text:p>
          </table:table-cell>
          <table:table-cell table:formula="of:=[.C41]/([.C41]+[.D41])" office:value-type="float" office:value="0.744262295081967">
            <text:p>0,74</text:p>
          </table:table-cell>
          <table:table-cell table:formula="of:=([.C41]/([.C41]+[.F41]))" office:value-type="float" office:value="0.989825581395349">
            <text:p>0,99</text:p>
          </table:table-cell>
          <table:table-cell table:formula="of:=([.C41]+[.E41])/([.C41]+[.D41]+[.E41]+[.F41])" office:value-type="float" office:value="0.854027861901878">
            <text:p>0,85</text:p>
          </table:table-cell>
          <table:table-cell table:formula="of:=2*([.G41]*[.H41])/([.G41]+[.H41])" office:value-type="float" office:value="0.849656893325016">
            <text:p>0,85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47">
            <text:p>847</text:p>
          </table:table-cell>
          <table:table-cell office:value-type="float" office:value="68">
            <text:p>68</text:p>
          </table:table-cell>
          <table:table-cell office:value-type="float" office:value="723">
            <text:p>723</text:p>
          </table:table-cell>
          <table:table-cell office:value-type="float" office:value="13">
            <text:p>13</text:p>
          </table:table-cell>
          <table:table-cell table:formula="of:=[.C42]/([.C42]+[.D42])" office:value-type="float" office:value="0.92568306010929">
            <text:p>0,93</text:p>
          </table:table-cell>
          <table:table-cell table:formula="of:=([.C42]/([.C42]+[.F42]))" office:value-type="float" office:value="0.984883720930232">
            <text:p>0,98</text:p>
          </table:table-cell>
          <table:table-cell table:formula="of:=([.C42]+[.E42])/([.C42]+[.D42]+[.E42]+[.F42])" office:value-type="float" office:value="0.950938824954573">
            <text:p>0,95</text:p>
          </table:table-cell>
          <table:table-cell table:formula="of:=2*([.G42]*[.H42])/([.G42]+[.H42])" office:value-type="float" office:value="0.954366197183099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table:formula="of:=[.C43]/([.C43]+[.D43])" office:value-type="float" office:value="1">
            <text:p>1</text:p>
          </table:table-cell>
          <table:table-cell table:formula="of:=([.C43]/([.C43]+[.F43]))" office:value-type="float" office:value="1">
            <text:p>1</text:p>
          </table:table-cell>
          <table:table-cell table:formula="of:=([.C43]+[.E43])/([.C43]+[.D43]+[.E43]+[.F43])" office:value-type="float" office:value="1">
            <text:p>1</text:p>
          </table:table-cell>
          <table:table-cell table:formula="of:=2*([.G43]*[.H43])/([.G43]+[.H43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35">
            <text:p>735</text:p>
          </table:table-cell>
          <table:table-cell office:value-type="float" office:value="180">
            <text:p>180</text:p>
          </table:table-cell>
          <table:table-cell office:value-type="float" office:value="711">
            <text:p>711</text:p>
          </table:table-cell>
          <table:table-cell office:value-type="float" office:value="25">
            <text:p>25</text:p>
          </table:table-cell>
          <table:table-cell table:formula="of:=[.C44]/([.C44]+[.D44])" office:value-type="float" office:value="0.80327868852459">
            <text:p>0,8</text:p>
          </table:table-cell>
          <table:table-cell table:formula="of:=([.C44]/([.C44]+[.F44]))" office:value-type="float" office:value="0.967105263157895">
            <text:p>0,97</text:p>
          </table:table-cell>
          <table:table-cell table:formula="of:=([.C44]+[.E44])/([.C44]+[.D44]+[.E44]+[.F44])" office:value-type="float" office:value="0.875832828588734">
            <text:p>0,88</text:p>
          </table:table-cell>
          <table:table-cell table:formula="of:=2*([.G44]*[.H44])/([.G44]+[.H44])" office:value-type="float" office:value="0.877611940298507">
            <text:p>0,88</text:p>
          </table:table-cell>
        </table:table-row>
        <table:table-row table:style-name="ro1">
          <table:table-cell table:number-columns-repeated="2"/>
          <table:table-cell table:formula="of:=SUM([.C41:.C44])/4" office:value-type="float" office:value="794.5">
            <text:p>794,5</text:p>
          </table:table-cell>
          <table:table-cell table:formula="of:=SUM([.D41:.D44])/4" office:value-type="float" office:value="120.5">
            <text:p>120,5</text:p>
          </table:table-cell>
          <table:table-cell table:formula="of:=SUM([.E41:.E44])/4" office:value-type="float" office:value="724.75">
            <text:p>724,75</text:p>
          </table:table-cell>
          <table:table-cell table:formula="of:=SUM([.F41:.F44])/4" office:value-type="float" office:value="11.25">
            <text:p>11,25</text:p>
          </table:table-cell>
          <table:table-cell table:formula="of:=SUM([.G41:.G44])/4" office:value-type="float" office:value="0.868306010928962">
            <text:p>0,87</text:p>
          </table:table-cell>
          <table:table-cell table:formula="of:=SUM([.H41:.H44])/4" office:value-type="float" office:value="0.985453641370869">
            <text:p>0,99</text:p>
          </table:table-cell>
          <table:table-cell table:formula="of:=SUM([.I41:.I44])/4" office:value-type="float" office:value="0.920199878861296">
            <text:p>0,92</text:p>
          </table:table-cell>
          <table:table-cell table:formula="of:=SUM([.J41:.J44])/4" office:value-type="float" office:value="0.920408757701655">
            <text:p>0,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vasta err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48]/([.C48]+[.D48])" office:value-type="float" office:value="0.596153846153846">
            <text:p>0,6</text:p>
          </table:table-cell>
          <table:table-cell table:formula="of:=([.C48]/([.C48]+[.F48]))" office:value-type="float" office:value="1">
            <text:p>1</text:p>
          </table:table-cell>
          <table:table-cell table:formula="of:=([.C48]+[.E48])/([.C48]+[.D48]+[.E48]+[.F48])" office:value-type="float" office:value="0.734177215189873">
            <text:p>0,73</text:p>
          </table:table-cell>
          <table:table-cell table:formula="of:=2*([.G48]*[.H48])/([.G48]+[.H48])" office:value-type="float" office:value="0.746987951807229">
            <text:p>0,75</text:p>
          </table:table-cell>
        </table:table-row>
        <table:table-row table:style-name="ro1">
          <table:table-cell office:value-type="string">
            <text:p>090512 vasta sem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49]/([.C49]+[.D49])" office:value-type="float" office:value="0.913461538461538">
            <text:p>0,91</text:p>
          </table:table-cell>
          <table:table-cell table:formula="of:=([.C49]/([.C49]+[.F49]))" office:value-type="float" office:value="1">
            <text:p>1</text:p>
          </table:table-cell>
          <table:table-cell table:formula="of:=([.C49]+[.E49])/([.C49]+[.D49]+[.E49]+[.F49])" office:value-type="float" office:value="0.943037974683544">
            <text:p>0,94</text:p>
          </table:table-cell>
          <table:table-cell table:formula="of:=2*([.G49]*[.H49])/([.G49]+[.H49])" office:value-type="float" office:value="0.954773869346734">
            <text:p>0,95</text:p>
          </table:table-cell>
        </table:table-row>
        <table:table-row table:style-name="ro1">
          <table:table-cell office:value-type="string">
            <text:p>090512 vasta orth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0]/([.C50]+[.D50])" office:value-type="float" office:value="1">
            <text:p>1</text:p>
          </table:table-cell>
          <table:table-cell table:formula="of:=([.C50]/([.C50]+[.F50]))" office:value-type="float" office:value="1">
            <text:p>1</text:p>
          </table:table-cell>
          <table:table-cell table:formula="of:=([.C50]+[.E50])/([.C50]+[.D50]+[.E50]+[.F50])" office:value-type="float" office:value="1">
            <text:p>1</text:p>
          </table:table-cell>
          <table:table-cell table:formula="of:=2*([.G50]*[.H50])/([.G50]+[.H50])" office:value-type="float" office:value="1">
            <text:p>1</text:p>
          </table:table-cell>
        </table:table-row>
        <table:table-row table:style-name="ro1">
          <table:table-cell office:value-type="string">
            <text:p>090512 vasta dia-unknown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1]/([.C51]+[.D51])" office:value-type="float" office:value="1">
            <text:p>1</text:p>
          </table:table-cell>
          <table:table-cell table:formula="of:=([.C51]/([.C51]+[.F51]))" office:value-type="float" office:value="1">
            <text:p>1</text:p>
          </table:table-cell>
          <table:table-cell table:formula="of:=([.C51]+[.E51])/([.C51]+[.D51]+[.E51]+[.F51])" office:value-type="float" office:value="1">
            <text:p>1</text:p>
          </table:table-cell>
          <table:table-cell table:formula="of:=2*([.G51]*[.H51])/([.G51]+[.H5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SUM([.C48:.C51])/4" office:value-type="float" office:value="91.25">
            <text:p>91,25</text:p>
          </table:table-cell>
          <table:table-cell table:formula="of:=SUM([.D48:.D51])/4" office:value-type="float" office:value="12.75">
            <text:p>12,75</text:p>
          </table:table-cell>
          <table:table-cell table:formula="of:=SUM([.E48:.E51])/4" office:value-type="float" office:value="54">
            <text:p>54</text:p>
          </table:table-cell>
          <table:table-cell table:formula="of:=SUM([.F48:.F51])/4" office:value-type="float" office:value="0">
            <text:p>0</text:p>
          </table:table-cell>
          <table:table-cell table:formula="of:=SUM([.G48:.G51])/4" office:value-type="float" office:value="0.877403846153846">
            <text:p>0,88</text:p>
          </table:table-cell>
          <table:table-cell table:formula="of:=SUM([.H48:.H51])/4" office:value-type="float" office:value="1">
            <text:p>1</text:p>
          </table:table-cell>
          <table:table-cell table:formula="of:=SUM([.I48:.I51])/4" office:value-type="float" office:value="0.919303797468354">
            <text:p>0,92</text:p>
          </table:table-cell>
          <table:table-cell table:formula="of:=SUM([.J48:.J51])/4" office:value-type="float" office:value="0.925440455288491">
            <text:p>0,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err</text:p>
          </table:table-cell>
          <table:table-cell office:value-type="string">
            <text:p>Gramm. err.</text:p>
          </table:table-cell>
          <table:table-cell table:formula="of:=[.C41]+[.C48]" office:value-type="float" office:value="743">
            <text:p>743</text:p>
          </table:table-cell>
          <table:table-cell table:formula="of:=[.D41]+[.D48]" office:value-type="float" office:value="276">
            <text:p>276</text:p>
          </table:table-cell>
          <table:table-cell table:formula="of:=[.E41]+[.E48]" office:value-type="float" office:value="783">
            <text:p>783</text:p>
          </table:table-cell>
          <table:table-cell table:formula="of:=[.F41]+[.F48]" office:value-type="float" office:value="7">
            <text:p>7</text:p>
          </table:table-cell>
          <table:table-cell table:formula="of:=[.C55]/([.C55]+[.D55])" office:value-type="float" office:value="0.729146221786065">
            <text:p>0,73</text:p>
          </table:table-cell>
          <table:table-cell table:formula="of:=([.C55]/([.C55]+[.F55]))" office:value-type="float" office:value="0.990666666666667">
            <text:p>0,99</text:p>
          </table:table-cell>
          <table:table-cell table:formula="of:=([.C55]+[.E55])/([.C55]+[.D55]+[.E55]+[.F55])" office:value-type="float" office:value="0.843559977888336">
            <text:p>0,84</text:p>
          </table:table-cell>
          <table:table-cell table:formula="of:=2*([.G55]*[.H55])/([.G55]+[.H55])" office:value-type="float" office:value="0.840022611644997">
            <text:p>0,84</text:p>
          </table:table-cell>
        </table:table-row>
        <table:table-row table:style-name="ro1">
          <table:table-cell office:value-type="string">
            <text:p>090512 sem</text:p>
          </table:table-cell>
          <table:table-cell office:value-type="string">
            <text:p>Sem. err.</text:p>
          </table:table-cell>
          <table:table-cell table:formula="of:=[.C42]+[.C49]" office:value-type="float" office:value="942">
            <text:p>942</text:p>
          </table:table-cell>
          <table:table-cell table:formula="of:=[.D42]+[.D49]" office:value-type="float" office:value="77">
            <text:p>77</text:p>
          </table:table-cell>
          <table:table-cell table:formula="of:=[.E42]+[.E49]" office:value-type="float" office:value="777">
            <text:p>777</text:p>
          </table:table-cell>
          <table:table-cell table:formula="of:=[.F42]+[.F49]" office:value-type="float" office:value="13">
            <text:p>13</text:p>
          </table:table-cell>
          <table:table-cell table:formula="of:=[.C56]/([.C56]+[.D56])" office:value-type="float" office:value="0.924435721295388">
            <text:p>0,92</text:p>
          </table:table-cell>
          <table:table-cell table:formula="of:=([.C56]/([.C56]+[.F56]))" office:value-type="float" office:value="0.986387434554974">
            <text:p>0,99</text:p>
          </table:table-cell>
          <table:table-cell table:formula="of:=([.C56]+[.E56])/([.C56]+[.D56]+[.E56]+[.F56])" office:value-type="float" office:value="0.950248756218906">
            <text:p>0,95</text:p>
          </table:table-cell>
          <table:table-cell table:formula="of:=2*([.G56]*[.H56])/([.G56]+[.H56])" office:value-type="float" office:value="0.954407294832827">
            <text:p>0,95</text:p>
          </table:table-cell>
        </table:table-row>
        <table:table-row table:style-name="ro1">
          <table:table-cell office:value-type="string">
            <text:p>090512 orth</text:p>
          </table:table-cell>
          <table:table-cell office:value-type="string">
            <text:p>Orth. err</text:p>
          </table:table-cell>
          <table:table-cell table:formula="of:=[.C43]+[.C50]" office:value-type="float" office:value="1019">
            <text:p>1019</text:p>
          </table:table-cell>
          <table:table-cell table:formula="of:=[.D43]+[.D50]" office:value-type="float" office:value="0">
            <text:p>0</text:p>
          </table:table-cell>
          <table:table-cell table:formula="of:=[.E43]+[.E50]" office:value-type="float" office:value="790">
            <text:p>790</text:p>
          </table:table-cell>
          <table:table-cell table:formula="of:=[.F43]+[.F50]" office:value-type="float" office:value="0">
            <text:p>0</text:p>
          </table:table-cell>
          <table:table-cell table:formula="of:=[.C57]/([.C57]+[.D57])" office:value-type="float" office:value="1">
            <text:p>1</text:p>
          </table:table-cell>
          <table:table-cell table:formula="of:=([.C57]/([.C57]+[.F57]))" office:value-type="float" office:value="1">
            <text:p>1</text:p>
          </table:table-cell>
          <table:table-cell table:formula="of:=([.C57]+[.E57])/([.C57]+[.D57]+[.E57]+[.F57])" office:value-type="float" office:value="1">
            <text:p>1</text:p>
          </table:table-cell>
          <table:table-cell table:formula="of:=2*([.G57]*[.H57])/([.G57]+[.H57])" office:value-type="float" office:value="1">
            <text:p>1</text:p>
          </table:table-cell>
        </table:table-row>
        <table:table-row table:style-name="ro1">
          <table:table-cell office:value-type="string">
            <text:p>090512 dia-unknown</text:p>
          </table:table-cell>
          <table:table-cell office:value-type="string">
            <text:p>Other err.</text:p>
          </table:table-cell>
          <table:table-cell table:formula="of:=[.C44]+[.C51]" office:value-type="float" office:value="839">
            <text:p>839</text:p>
          </table:table-cell>
          <table:table-cell table:formula="of:=[.D44]+[.D51]" office:value-type="float" office:value="180">
            <text:p>180</text:p>
          </table:table-cell>
          <table:table-cell table:formula="of:=[.E44]+[.E51]" office:value-type="float" office:value="765">
            <text:p>765</text:p>
          </table:table-cell>
          <table:table-cell table:formula="of:=[.F44]+[.F51]" office:value-type="float" office:value="25">
            <text:p>25</text:p>
          </table:table-cell>
          <table:table-cell table:formula="of:=[.C58]/([.C58]+[.D58])" office:value-type="float" office:value="0.823356231599608">
            <text:p>0,82</text:p>
          </table:table-cell>
          <table:table-cell table:formula="of:=([.C58]/([.C58]+[.F58]))" office:value-type="float" office:value="0.971064814814815">
            <text:p>0,97</text:p>
          </table:table-cell>
          <table:table-cell table:formula="of:=([.C58]+[.E58])/([.C58]+[.D58]+[.E58]+[.F58])" office:value-type="float" office:value="0.886677722498618">
            <text:p>0,89</text:p>
          </table:table-cell>
          <table:table-cell table:formula="of:=2*([.G58]*[.H58])/([.G58]+[.H58])" office:value-type="float" office:value="0.891131173659055">
            <text:p>0,89</text:p>
          </table:table-cell>
        </table:table-row>
        <table:table-row table:style-name="ro1">
          <table:table-cell/>
          <table:table-cell table:formula="of:=SUM([.C59:.F59])" office:value-type="float" office:value="7236">
            <text:p>7236</text:p>
          </table:table-cell>
          <table:table-cell table:formula="of:=SUM([.C55:.C58])" office:value-type="float" office:value="3543">
            <text:p>3543</text:p>
          </table:table-cell>
          <table:table-cell table:formula="of:=SUM([.D55:.D58])" office:value-type="float" office:value="533">
            <text:p>533</text:p>
          </table:table-cell>
          <table:table-cell table:formula="of:=SUM([.E55:.E58])" office:value-type="float" office:value="3115">
            <text:p>3115</text:p>
          </table:table-cell>
          <table:table-cell table:formula="of:=SUM([.F55:.F58])" office:value-type="float" office:value="45">
            <text:p>45</text:p>
          </table:table-cell>
          <table:table-cell table:formula="of:=[.C59]/([.C59]+[.D59])" office:value-type="float" office:value="0.869234543670265">
            <text:p>0,87</text:p>
          </table:table-cell>
          <table:table-cell table:formula="of:=([.C59]/([.C59]+[.F59]))" office:value-type="float" office:value="0.987458193979933">
            <text:p>0,99</text:p>
          </table:table-cell>
          <table:table-cell table:formula="of:=([.C59]+[.E59])/([.C59]+[.D59]+[.E59]+[.F59])" office:value-type="float" office:value="0.920121614151465">
            <text:p>0,92</text:p>
          </table:table-cell>
          <table:table-cell table:formula="of:=2*([.G59]*[.H59])/([.G59]+[.H59])" office:value-type="float" office:value="0.924582463465553">
            <text:p>0,92</text:p>
          </table:table-cell>
        </table:table-row>
      </table:table>
      <table:table table:name="Ark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.05.2009</text:date>, <text:time>16:11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12T16:11:01</dc:date>
    <dc:creator>Trond Trosterud</dc:creator>
    <meta:editing-duration>PT04H09M25S</meta:editing-duration>
    <meta:editing-cycles>9</meta:editing-cycles>
    <meta:generator>OpenOffice.org/3.0$Unix OpenOffice.org_project/300m9$Build-9358</meta:generator>
    <meta:document-statistic meta:table-count="3" meta:cell-count="401" meta:object-count="0"/>
    <meta:user-defined meta:name="Info 1"/>
    <meta:user-defined meta:name="Info 2"/>
    <meta:user-defined meta:name="Info 3"/>
    <meta:user-defined meta:name="Info 4"/>
  </office:meta>
</office:document-meta>
</file>